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86cm" fo:min-width="1.3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91cm" fo:min-width="2.568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826cm" fo:min-width="2.695cm"/>
    </style:style>
    <style:style style:name="gr5" style:family="graphic" style:parent-style-name="standard">
      <style:graphic-properties draw:textarea-horizontal-align="justify" draw:textarea-vertical-align="middle" draw:auto-grow-height="false" fo:min-height="0.844cm" fo:min-width="2.695cm"/>
    </style:style>
    <style:style style:name="gr6" style:family="graphic" style:parent-style-name="standard">
      <style:graphic-properties draw:textarea-horizontal-align="justify" draw:textarea-vertical-align="middle" draw:auto-grow-height="false" fo:min-height="1.462cm" fo:min-width="1.144cm"/>
    </style:style>
    <style:style style:name="gr7" style:family="graphic" style:parent-style-name="standard">
      <style:graphic-properties draw:textarea-horizontal-align="justify" draw:textarea-vertical-align="middle" draw:auto-grow-height="false" fo:min-height="1.848cm" fo:min-width="1.515cm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462cm" fo:min-width="1.144cm"/>
      <style:paragraph-properties style:writing-mode="lr-tb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objectwithoutfill">
      <style:graphic-properties draw:stroke="solid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02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13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643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7" style:family="graphic" style:parent-style-name="objectwithoutfill">
      <style:graphic-properties svg:stroke-width="0.03cm" svg:stroke-color="#000000" draw:marker-start-width="0.25cm" draw:marker-end-width="0.25cm" draw:fill="solid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 style:writing-mode="lr-tb"/>
      <style:text-properties fo:font-size="20.5pt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0.5pt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0.5pt"/>
    </style:style>
    <style:style style:name="T2" style:family="text">
      <style:text-properties style:text-position="-33% 58%" fo:font-size="20.5pt"/>
    </style:style>
    <style:style style:name="T3" style:family="text">
      <style:text-properties style:text-position="0% 100%" fo:font-size="2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63cm" svg:height="2.738cm" svg:x="2.469cm" svg:y="3.805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3.068cm" svg:height="1.141cm" svg:x="6.632cm" svg:y="1.752cm">
          <text:p/>
          <draw:enhanced-geometry svg:viewBox="0 0 21600 21600" draw:type="rectangle" draw:enhanced-path="M 0 0 L 21600 0 21600 21600 0 21600 0 0 Z N"/>
        </draw:custom-shape>
        <draw:connector draw:style-name="gr3" draw:text-style-name="P3" xml:id="id3" draw:id="id3" draw:layer="layout" draw:type="line" svg:x1="6.632cm" svg:y1="2.322cm" svg:x2="6.632cm" svg:y2="2.322cm" draw:start-shape="id1" draw:start-glue-point="3" draw:end-shape="id1" draw:end-glue-point="3" svg:d="M6632 2322z" svg:viewBox="0 0 1 1">
          <text:p/>
        </draw:connector>
        <draw:custom-shape draw:style-name="gr2" draw:text-style-name="P2" xml:id="id9" draw:id="id9" draw:layer="layout" svg:width="3.068cm" svg:height="1.141cm" svg:x="13.206cm" svg:y="1.7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3.068cm" svg:height="1.141cm" svg:x="6.632cm" svg:y="7.4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3.068cm" svg:height="1.141cm" svg:x="13.206cm" svg:y="7.4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068cm" svg:height="1.141cm" svg:x="6.632cm" svg:y="13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0" draw:id="id10" draw:layer="layout" svg:width="3.195cm" svg:height="1.076cm" draw:transform="skewX (-0.00191986217719376) rotate (-1.5692255304681) translate (11.999cm 3.5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4" draw:id="id4" draw:layer="layout" svg:width="3.195cm" svg:height="1.094cm" draw:transform="skewX (-0.000872664625997165) rotate (-1.5692255304681) translate (4.327cm 9.5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5" draw:id="id15" draw:layer="layout" svg:width="3.287cm" svg:height="3.423cm" svg:x="17.48cm" svg:y="3.46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1" xml:id="id16" draw:id="id16" draw:layer="layout" svg:width="2.849cm" svg:height="2.966cm" svg:x="17.699cm" svg:y="9.281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9.123cm" svg:y1="11.563cm" svg:x2="19.123cm" svg:y2="9.966cm">
          <text:p/>
        </draw:line>
        <draw:line draw:style-name="gr8" draw:text-style-name="P3" draw:layer="layout" svg:x1="19.123cm" svg:y1="5.973cm" svg:x2="19.123cm" svg:y2="4.376cm">
          <text:p/>
        </draw:line>
        <draw:custom-shape draw:style-name="gr9" draw:text-style-name="P1" xml:id="id14" draw:id="id14" draw:layer="layout" svg:width="3.287cm" svg:height="3.423cm" svg:x="9.81cm" svg:y="9.167cm">
          <text:p text:style-name="P1"><text:span text:style-name="T1">+</text:span></text:p>
          <text:p text:style-name="P1"><text:span text:style-name="T1">-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" draw:text-style-name="P2" draw:layer="layout" draw:line-skew="-0.65cm" svg:x1="3.784cm" svg:y1="3.805cm" svg:x2="6.632cm" svg:y2="2.322cm" draw:start-shape="id2" draw:start-glue-point="4" draw:end-shape="id3" draw:end-glue-point="0" svg:d="M3784 3805v-1391h2848v-92" svg:viewBox="0 0 2849 1484">
          <text:p/>
        </draw:connector>
        <draw:connector draw:style-name="gr11" draw:text-style-name="P3" xml:id="id8" draw:id="id8" draw:layer="layout" draw:type="line" svg:x1="3.784cm" svg:y1="6.543cm" svg:x2="3.78cm" svg:y2="9.508cm" draw:start-shape="id2" draw:start-glue-point="8" draw:end-shape="id4" draw:end-glue-point="3" svg:d="M3784 6543l-4 2965" svg:viewBox="0 0 5 2966">
          <text:p/>
        </draw:connector>
        <draw:connector draw:style-name="gr10" draw:text-style-name="P2" draw:layer="layout" svg:x1="6.632cm" svg:y1="13.73cm" svg:x2="3.785cm" svg:y2="12.703cm" draw:start-shape="id5" draw:start-glue-point="3" draw:end-shape="id4" draw:end-glue-point="1" svg:d="M6632 13730h-2847v-1027" svg:viewBox="0 0 2848 1028">
          <text:p/>
        </draw:connector>
        <draw:connector draw:style-name="gr3" draw:text-style-name="P3" xml:id="id7" draw:id="id7" draw:layer="layout" draw:type="line" svg:x1="6.632cm" svg:y1="8.026cm" svg:x2="6.632cm" svg:y2="8.026cm" draw:start-shape="id6" draw:start-glue-point="3" draw:end-shape="id6" draw:end-glue-point="3" svg:d="M6632 8026z" svg:viewBox="0 0 1 1">
          <text:p/>
        </draw:connector>
        <draw:connector draw:style-name="gr3" draw:text-style-name="P3" draw:layer="layout" draw:type="line" svg:x1="6.632cm" svg:y1="8.026cm" svg:x2="3.782cm" svg:y2="8.025cm" draw:start-shape="id7" draw:start-glue-point="0" draw:end-shape="id8" draw:end-glue-point="0" svg:d="M6632 8026l-2850-1" svg:viewBox="0 0 2851 2">
          <text:p/>
        </draw:connector>
        <draw:connector draw:style-name="gr3" draw:text-style-name="P3" xml:id="id11" draw:id="id11" draw:layer="layout" draw:type="line" svg:x1="9.7cm" svg:y1="2.322cm" svg:x2="13.206cm" svg:y2="2.322cm" draw:start-shape="id1" draw:start-glue-point="1" draw:end-shape="id9" draw:end-glue-point="3" svg:d="M9700 2322h3506" svg:viewBox="0 0 3507 1">
          <text:p/>
        </draw:connector>
        <draw:connector draw:style-name="gr3" draw:text-style-name="P3" draw:layer="layout" draw:type="line" svg:x1="11.461cm" svg:y1="3.584cm" svg:x2="11.453cm" svg:y2="2.322cm" draw:start-shape="id10" draw:start-glue-point="3" draw:end-shape="id11" draw:end-glue-point="0" svg:d="M11461 3584l-8-1262" svg:viewBox="0 0 9 1263">
          <text:p/>
        </draw:connector>
        <draw:connector draw:style-name="gr3" draw:text-style-name="P3" xml:id="id13" draw:id="id13" draw:layer="layout" draw:type="line" svg:x1="9.7cm" svg:y1="8.026cm" svg:x2="13.206cm" svg:y2="8.026cm" draw:start-shape="id6" draw:start-glue-point="1" draw:end-shape="id12" draw:end-glue-point="3" svg:d="M9700 8026h3506" svg:viewBox="0 0 3507 1">
          <text:p/>
        </draw:connector>
        <draw:connector draw:style-name="gr3" draw:text-style-name="P3" draw:layer="layout" draw:type="line" svg:x1="11.466cm" svg:y1="6.779cm" svg:x2="11.453cm" svg:y2="8.026cm" draw:start-shape="id10" draw:start-glue-point="1" draw:end-shape="id13" draw:end-glue-point="0" svg:d="M11466 6779l-13 1247" svg:viewBox="0 0 14 1248">
          <text:p/>
        </draw:connector>
        <draw:connector draw:style-name="gr3" draw:text-style-name="P3" draw:layer="layout" draw:type="line" svg:x1="11.454cm" svg:y1="9.167cm" svg:x2="11.453cm" svg:y2="8.026cm" draw:start-shape="id14" draw:start-glue-point="4" draw:end-shape="id13" draw:end-glue-point="0" svg:d="M11454 9167l-1-1141" svg:viewBox="0 0 2 1142">
          <text:p/>
        </draw:connector>
        <draw:connector draw:style-name="gr10" draw:text-style-name="P2" xml:id="id17" draw:id="id17" draw:layer="layout" svg:x1="19.124cm" svg:y1="6.886cm" svg:x2="16.274cm" svg:y2="8.026cm" draw:start-shape="id15" draw:start-glue-point="6" draw:end-shape="id12" draw:end-glue-point="1" svg:d="M19124 6886v1140h-2850" svg:viewBox="0 0 2851 1141">
          <text:p/>
        </draw:connector>
        <draw:connector draw:style-name="gr10" draw:text-style-name="P2" draw:layer="layout" svg:x1="19.124cm" svg:y1="3.463cm" svg:x2="16.274cm" svg:y2="2.322cm" draw:start-shape="id15" draw:start-glue-point="4" draw:end-shape="id9" draw:end-glue-point="1" svg:d="M19124 3463v-1141h-2850" svg:viewBox="0 0 2851 1142">
          <text:p/>
        </draw:connector>
        <draw:connector draw:style-name="gr3" draw:text-style-name="P3" draw:layer="layout" draw:type="line" svg:x1="19.124cm" svg:y1="9.281cm" svg:x2="19.124cm" svg:y2="8.026cm" draw:start-shape="id16" draw:start-glue-point="4" draw:end-shape="id17" draw:end-glue-point="0" svg:d="M19124 9281v-1255" svg:viewBox="0 0 1 1256">
          <text:p/>
        </draw:connector>
        <draw:connector draw:style-name="gr10" draw:text-style-name="P2" xml:id="id18" draw:id="id18" draw:layer="layout" svg:x1="9.7cm" svg:y1="13.73cm" svg:x2="11.454cm" svg:y2="12.59cm" draw:start-shape="id5" draw:start-glue-point="1" draw:end-shape="id14" draw:end-glue-point="6" svg:d="M9700 13730h1754v-1140" svg:viewBox="0 0 1755 1141">
          <text:p/>
        </draw:connector>
        <draw:connector draw:style-name="gr10" draw:text-style-name="P2" draw:layer="layout" svg:x1="19.124cm" svg:y1="12.247cm" svg:x2="11.454cm" svg:y2="13.73cm" draw:start-shape="id16" draw:start-glue-point="8" draw:end-shape="id18" draw:end-glue-point="0" svg:d="M19124 12247v1483h-7670" svg:viewBox="0 0 7671 1484">
          <text:p/>
        </draw:connector>
        <draw:frame draw:style-name="gr12" draw:text-style-name="P4" draw:layer="layout" svg:width="1.424cm" svg:height="1.271cm" svg:x="0.536cm" svg:y="4.69cm">
          <draw:text-box>
            <text:p><text:span text:style-name="T1">V</text:span><text:span text:style-name="T2">a</text:span></text:p>
          </draw:text-box>
        </draw:frame>
        <draw:frame draw:style-name="gr12" draw:text-style-name="P4" draw:layer="layout" svg:width="1.424cm" svg:height="1.271cm" svg:x="7.618cm" svg:y="2.877cm">
          <draw:text-box>
            <text:p><text:span text:style-name="T3">R</text:span><text:span text:style-name="T2">1</text:span></text:p>
          </draw:text-box>
        </draw:frame>
        <draw:frame draw:style-name="gr12" draw:text-style-name="P4" draw:layer="layout" svg:width="1.424cm" svg:height="1.271cm" svg:x="14.193cm" svg:y="2.893cm">
          <draw:text-box>
            <text:p><text:span text:style-name="T3">R</text:span><text:span text:style-name="T2">2</text:span></text:p>
          </draw:text-box>
        </draw:frame>
        <draw:frame draw:style-name="gr12" draw:text-style-name="P4" draw:layer="layout" svg:width="1.424cm" svg:height="1.271cm" svg:x="14.193cm" svg:y="8.597cm">
          <draw:text-box>
            <text:p><text:span text:style-name="T3">R</text:span><text:span text:style-name="T2">5</text:span></text:p>
          </draw:text-box>
        </draw:frame>
        <draw:frame draw:style-name="gr12" draw:text-style-name="P4" draw:layer="layout" svg:width="1.424cm" svg:height="1.271cm" svg:x="7.618cm" svg:y="8.597cm">
          <draw:text-box>
            <text:p><text:span text:style-name="T3">R</text:span><text:span text:style-name="T2">4</text:span></text:p>
          </draw:text-box>
        </draw:frame>
        <draw:frame draw:style-name="gr12" draw:text-style-name="P4" draw:layer="layout" svg:width="1.424cm" svg:height="1.271cm" svg:x="7.399cm" svg:y="14.529cm">
          <draw:text-box>
            <text:p><text:span text:style-name="T3">R</text:span><text:span text:style-name="T2">7</text:span></text:p>
          </draw:text-box>
        </draw:frame>
        <draw:frame draw:style-name="gr12" draw:text-style-name="P4" draw:layer="layout" svg:width="1.424cm" svg:height="1.271cm" svg:x="1.811cm" svg:y="10.194cm">
          <draw:text-box>
            <text:p><text:span text:style-name="T3">R</text:span><text:span text:style-name="T2">6</text:span></text:p>
          </draw:text-box>
        </draw:frame>
        <draw:frame draw:style-name="gr12" draw:text-style-name="P4" draw:layer="layout" svg:width="1.424cm" svg:height="1.271cm" svg:x="20.876cm" svg:y="10.308cm">
          <draw:text-box>
            <text:p><text:span text:style-name="T3">I</text:span><text:span text:style-name="T2">d</text:span></text:p>
          </draw:text-box>
        </draw:frame>
        <draw:frame draw:style-name="gr13" draw:text-style-name="P4" draw:layer="layout" svg:width="2.849cm" svg:height="1.385cm" svg:x="12.549cm" svg:y="11.547cm">
          <draw:text-box>
            <text:p><text:span text:style-name="T1">V</text:span><text:span text:style-name="T2">c</text:span><text:span text:style-name="T3">=K</text:span><text:span text:style-name="T2">c </text:span><text:span text:style-name="T3">I</text:span><text:span text:style-name="T2">c</text:span></text:p>
          </draw:text-box>
        </draw:frame>
        <draw:frame draw:style-name="gr12" draw:text-style-name="P4" draw:layer="layout" svg:width="1.424cm" svg:height="1.271cm" svg:x="12.22cm" svg:y="4.588cm">
          <draw:text-box>
            <text:p><text:span text:style-name="T3">R</text:span><text:span text:style-name="T2">3</text:span></text:p>
          </draw:text-box>
        </draw:frame>
        <draw:frame draw:style-name="gr12" draw:text-style-name="P4" draw:layer="layout" svg:width="3.178cm" svg:height="1.271cm" svg:x="19.822cm" svg:y="6.3cm">
          <draw:text-box>
            <text:p><text:span text:style-name="T3">I</text:span><text:span text:style-name="T2">b</text:span><text:span text:style-name="T3">=K</text:span><text:span text:style-name="T2">b </text:span><text:span text:style-name="T3">V</text:span><text:span text:style-name="T2">b</text:span></text:p>
          </draw:text-box>
        </draw:frame>
        <draw:frame draw:style-name="gr14" draw:text-style-name="P4" draw:layer="layout" svg:width="1.424cm" svg:height="2.893cm" svg:x="9.262cm" svg:y="3.691cm">
          <draw:text-box>
            <text:p><text:span text:style-name="T1"><text:s/></text:span><text:span text:style-name="T1">+</text:span></text:p>
            <text:p><text:span text:style-name="T1">V</text:span><text:span text:style-name="T2">b</text:span></text:p>
            <text:p><text:span text:style-name="T3"><text:s/></text:span><text:span text:style-name="T3">-</text:span></text:p>
          </draw:text-box>
        </draw:frame>
        <draw:frame draw:style-name="gr12" draw:text-style-name="P4" draw:layer="layout" svg:width="1.424cm" svg:height="1.271cm" svg:x="4.66cm" svg:y="10.308cm">
          <draw:text-box>
            <text:p><text:span text:style-name="T3">I</text:span><text:span text:style-name="T2">c</text:span></text:p>
          </draw:text-box>
        </draw:frame>
        <draw:line draw:style-name="gr8" draw:text-style-name="P3" draw:layer="layout" svg:x1="4.66cm" svg:y1="9.966cm" svg:x2="4.66cm" svg:y2="12.248cm">
          <text:p/>
        </draw:line>
        <draw:custom-shape draw:style-name="gr15" draw:text-style-name="P2" xml:id="id19" draw:id="id19" draw:layer="layout" svg:width="0.219cm" svg:height="0.228cm" svg:x="3.674cm" svg:y="7.9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219cm" svg:height="0.228cm" svg:x="11.344cm" svg:y="7.9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219cm" svg:height="0.228cm" svg:x="11.344cm" svg:y="13.6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219cm" svg:height="0.228cm" svg:x="11.344cm" svg:y="2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219cm" svg:height="0.228cm" svg:x="19.014cm" svg:y="2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219cm" svg:height="0.228cm" svg:x="19.014cm" svg:y="7.9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0.9cm" svg:height="1.3cm" svg:x="2.8cm" svg:y="1.6cm">
          <draw:text-box>
            <text:p>1</text:p>
          </draw:text-box>
        </draw:frame>
        <draw:frame draw:style-name="gr16" draw:text-style-name="P5" draw:layer="layout" svg:width="0.9cm" svg:height="1.3cm" svg:x="11cm" svg:y="1.1cm">
          <draw:text-box>
            <text:p>2</text:p>
          </draw:text-box>
        </draw:frame>
        <draw:frame draw:style-name="gr16" draw:text-style-name="P5" draw:layer="layout" svg:width="1.2cm" svg:height="1.3cm" svg:x="10.6cm" svg:y="7.1cm">
          <draw:text-box>
            <text:p>3</text:p>
          </draw:text-box>
        </draw:frame>
        <draw:frame draw:style-name="gr16" draw:text-style-name="P5" draw:layer="layout" svg:width="1.2cm" svg:height="1.3cm" svg:x="19.5cm" svg:y="1.5cm">
          <draw:text-box>
            <text:p>4</text:p>
          </draw:text-box>
        </draw:frame>
        <draw:frame draw:style-name="gr16" draw:text-style-name="P5" draw:layer="layout" svg:width="1.2cm" svg:height="1.3cm" svg:x="15.3cm" svg:y="14cm">
          <draw:text-box>
            <text:p>6</text:p>
          </draw:text-box>
        </draw:frame>
        <draw:frame draw:style-name="gr16" draw:text-style-name="P5" draw:layer="layout" svg:width="1.2cm" svg:height="1.3cm" svg:x="15.3cm" svg:y="14cm">
          <draw:text-box>
            <text:p>6</text:p>
          </draw:text-box>
        </draw:frame>
        <draw:frame draw:style-name="gr16" draw:text-style-name="P5" draw:layer="layout" svg:width="1.2cm" svg:height="1.3cm" svg:x="4cm" svg:y="14.1cm">
          <draw:text-box>
            <text:p>7</text:p>
          </draw:text-box>
        </draw:frame>
        <draw:g xml:id="id20" draw:id="id20">
          <draw:line draw:style-name="gr17" draw:text-style-name="P3" draw:layer="layout" svg:x1="3.448cm" svg:y1="7.484cm" svg:x2="3.448cm" svg:y2="8.616cm">
            <text:p/>
          </draw:line>
          <draw:line draw:style-name="gr17" draw:text-style-name="P3" draw:layer="layout" svg:x1="3.252cm" svg:y1="7.709cm" svg:x2="3.252cm" svg:y2="8.392cm">
            <text:p/>
          </draw:line>
          <draw:line draw:style-name="gr17" draw:text-style-name="P3" draw:layer="layout" svg:x1="3.1cm" svg:y1="7.832cm" svg:x2="3.1cm" svg:y2="8.268cm">
            <text:p/>
          </draw:line>
        </draw:g>
        <draw:connector draw:style-name="gr3" draw:text-style-name="P3" draw:layer="layout" draw:type="line" svg:x1="3.674cm" svg:y1="8.026cm" svg:x2="3.448cm" svg:y2="8.05cm" draw:start-shape="id19" draw:start-glue-point="6" draw:end-shape="id20" draw:end-glue-point="1" svg:d="M3674 8026l-226 24" svg:viewBox="0 0 227 2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2.9cm" fo:page-height="1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23:39:35.381965947</meta:creation-date>
    <dc:date>2021-03-24T19:06:55.536361015</dc:date>
    <meta:editing-duration>PT22M58S</meta:editing-duration>
    <meta:editing-cycles>6</meta:editing-cycles>
    <meta:generator>LibreOffice/6.4.6.2$Linux_X86_64 LibreOffice_project/40$Build-2</meta:generator>
    <meta:document-statistic meta:object-count="61"/>
  </office:meta>
</office:document-meta>
</file>